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Yr. No.</text:p>
          </table:table-cell>
          <table:table-cell office:value-type="string" calcext:value-type="string">
            <text:p>Gr. Lvl.</text:p>
          </table:table-cell>
          <table:table-cell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1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B1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1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B2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2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B2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2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2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2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2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2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2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2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3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3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B3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3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B3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B3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B3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B3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3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B3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B4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B4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4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4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B4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4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B4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B4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B4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B5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B5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B5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B5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B5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B5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B5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B5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B5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B5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B6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6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B6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B6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B6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B6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6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B6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[.B6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B6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B7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[.B7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B7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[.B7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[.B7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[.B7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B7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7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B7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B7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B8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8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B8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B8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[.B8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B8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[.B8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B8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[.B8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[.B8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[.B9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B9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B9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B9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B9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[.B9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B9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[.B9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formula="of:=[.B9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[.B9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[.B10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10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[.B10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[.B10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[.B10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[.B10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[.B10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B10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formula="of:=[.B10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formula="of:=[.B10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B11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[.B11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.B11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B11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B11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[.B11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B11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formula="of:=[.B11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B11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B11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B12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B12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[.B12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[.B12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B12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formula="of:=[.B12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B12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B12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formula="of:=[.B12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B12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B13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B13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B13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formula="of:=[.B13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B13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B13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B13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B13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B13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formula="of:=[.B13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B14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table:formula="of:=[.B14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[.B14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B14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B14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[.B14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B14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formula="of:=[.B14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B14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formula="of:=[.B14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[.B15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151] + 8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[.B15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B15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B15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formula="of:=[.B15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B15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[.B15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formula="of:=[.B15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formula="of:=[.B15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formula="of:=[.B16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B16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[.B16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formula="of:=[.B16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B16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formula="of:=[.B16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[.B16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B16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formula="of:=[.B16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B16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B17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B17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B17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B17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B17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formula="of:=[.B17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B17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B17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formula="of:=[.B17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B17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[.B18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8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formula="of:=[.B18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[.B18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[.B18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table:formula="of:=[.B18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table:formula="of:=[.B18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table:formula="of:=[.B18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formula="of:=[.B18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formula="of:=[.B18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formula="of:=[.B19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table:formula="of:=[.B19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formula="of:=[.B19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formula="of:=[.B19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formula="of:=[.B19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B19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formula="of:=[.B19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formula="of:=[.B19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formula="of:=[.B19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B19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[.B20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20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table:formula="of:=[.B20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formula="of:=[.B20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table:formula="of:=[.B20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formula="of:=[.B20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B20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formula="of:=[.B20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[.B20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formula="of:=[.B20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formula="of:=[.B21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formula="of:=[.B21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formula="of:=[.B21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formula="of:=[.B21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table:formula="of:=[.B21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[.B21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[.B21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formula="of:=[.B21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table:formula="of:=[.B21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formula="of:=[.B21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table:formula="of:=[.B22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formula="of:=[.B22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formula="of:=[.B22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formula="of:=[.B22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table:formula="of:=[.B22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table:formula="of:=[.B22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[.B22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formula="of:=[.B22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formula="of:=[.B22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formula="of:=[.B22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formula="of:=[.B23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formula="of:=[.B23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formula="of:=[.B23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table:formula="of:=[.B23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formula="of:=[.B23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formula="of:=[.B23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formula="of:=[.B23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formula="of:=[.B23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formula="of:=[.B23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formula="of:=[.B23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table:formula="of:=[.B24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[.B24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formula="of:=[.B24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table:formula="of:=[.B24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formula="of:=[.B24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formula="of:=[.B24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formula="of:=[.B24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formula="of:=[.B24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table:formula="of:=[.B24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formula="of:=[.B24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formula="of:=[.B25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[.B25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formula="of:=[.B25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formula="of:=[.B25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formula="of:=[.B25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formula="of:=[.B25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[.B25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B25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formula="of:=[.B25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formula="of:=[.B25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table:formula="of:=[.B26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[.B26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formula="of:=[.B26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formula="of:=[.B26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formula="of:=[.B26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formula="of:=[.B26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formula="of:=[.B26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table:formula="of:=[.B26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formula="of:=[.B26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formula="of:=[.B26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formula="of:=[.B27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formula="of:=[.B27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table:formula="of:=[.B27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table:formula="of:=[.B27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formula="of:=[.B27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formula="of:=[.B27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table:formula="of:=[.B27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formula="of:=[.B27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table:formula="of:=[.B27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formula="of:=[.B27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table:formula="of:=[.B28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formula="of:=[.B28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formula="of:=[.B28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table:formula="of:=[.B28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[.B28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formula="of:=[.B28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table:formula="of:=[.B28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formula="of:=[.B28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table:formula="of:=[.B28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table:formula="of:=[.B28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[.B29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table:formula="of:=[.B29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formula="of:=[.B29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table:formula="of:=[.B29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formula="of:=[.B29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table:formula="of:=[.B29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formula="of:=[.B29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formula="of:=[.B29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table:formula="of:=[.B29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table:formula="of:=[.B29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table:formula="of:=[.B30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formula="of:=[.B30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formula="of:=[.B30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formula="of:=[.B30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formula="of:=[.B30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formula="of:=[.B30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formula="of:=[.B30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formula="of:=[.B30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table:formula="of:=[.B30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table:formula="of:=[.B30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formula="of:=[.B31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formula="of:=[.B31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formula="of:=[.B31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formula="of:=[.B31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formula="of:=[.B31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formula="of:=[.B31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formula="of:=[.B31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table:formula="of:=[.B31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formula="of:=[.B31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table:formula="of:=[.B31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table:formula="of:=[.B32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B32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formula="of:=[.B32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formula="of:=[.B32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formula="of:=[.B32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table:formula="of:=[.B32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table:formula="of:=[.B32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formula="of:=[.B32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table:formula="of:=[.B32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table:formula="of:=[.B32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table:formula="of:=[.B33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table:formula="of:=[.B33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table:formula="of:=[.B33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table:formula="of:=[.B33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formula="of:=[.B33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formula="of:=[.B33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table:formula="of:=[.B33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formula="of:=[.B33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table:formula="of:=[.B33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table:formula="of:=[.B33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table:formula="of:=[.B34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table:formula="of:=[.B34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formula="of:=[.B34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table:formula="of:=[.B34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table:formula="of:=[.B34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table:formula="of:=[.B34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formula="of:=[.B34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table:formula="of:=[.B34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table:formula="of:=[.B34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formula="of:=[.B34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table:formula="of:=[.B35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formula="of:=[.B35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  <table:table-cell table:formula="of:=[.B35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formula="of:=[.B35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table:formula="of:=[.B35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formula="of:=[.B35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formula="of:=[.B35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formula="of:=[.B35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formula="of:=[.B35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table:formula="of:=[.B35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table:formula="of:=[.B36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table:formula="of:=[.B36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formula="of:=[.B36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formula="of:=[.B36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table:formula="of:=[.B36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formula="of:=[.B36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formula="of:=[.B36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table:formula="of:=[.B36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formula="of:=[.B36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formula="of:=[.B36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table:formula="of:=[.B37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formula="of:=[.B37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formula="of:=[.B37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formula="of:=[.B37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table:formula="of:=[.B37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table:formula="of:=[.B37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formula="of:=[.B37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table:formula="of:=[.B37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formula="of:=[.B37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table:formula="of:=[.B37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table:formula="of:=[.B38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formula="of:=[.B38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table:formula="of:=[.B38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table:formula="of:=[.B38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formula="of:=[.B38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formula="of:=[.B38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formula="of:=[.B38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table:formula="of:=[.B38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[.B38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formula="of:=[.B38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table:formula="of:=[.B39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formula="of:=[.B39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table:formula="of:=[.B39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formula="of:=[.B39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table:formula="of:=[.B39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table:formula="of:=[.B39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formula="of:=[.B39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table:formula="of:=[.B39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formula="of:=[.B39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table:formula="of:=[.B39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table:formula="of:=[.B40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formula="of:=[.B40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table:formula="of:=[.B40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formula="of:=[.B40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table:formula="of:=[.B40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table:formula="of:=[.B40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table:formula="of:=[.B40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formula="of:=[.B40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formula="of:=[.B40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table:formula="of:=[.B40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table:formula="of:=[.B41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table:formula="of:=[.B41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formula="of:=[.B41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formula="of:=[.B41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table:formula="of:=[.B41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table:formula="of:=[.B41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formula="of:=[.B41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table:formula="of:=[.B41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table:formula="of:=[.B41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" calcext:value-type="float">
            <text:p>4</text:p>
          </table:table-cell>
          <table:table-cell table:formula="of:=[.B41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table:formula="of:=[.B42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table:formula="of:=[.B42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formula="of:=[.B42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table:formula="of:=[.B42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formula="of:=[.B42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formula="of:=[.B42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table:formula="of:=[.B42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table:formula="of:=[.B42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formula="of:=[.B42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formula="of:=[.B42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formula="of:=[.B43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table:formula="of:=[.B43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 table:formula="of:=[.B43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table:formula="of:=[.B43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table:formula="of:=[.B43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table:formula="of:=[.B43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table:formula="of:=[.B43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formula="of:=[.B43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  <table:table-cell table:formula="of:=[.B43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table:formula="of:=[.B43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table:formula="of:=[.B44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[.B44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table:formula="of:=[.B44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formula="of:=[.B44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table:formula="of:=[.B44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table:formula="of:=[.B44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table:formula="of:=[.B44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formula="of:=[.B44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formula="of:=[.B44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table:formula="of:=[.B44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table:formula="of:=[.B45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table:formula="of:=[.B45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table:formula="of:=[.B45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table:formula="of:=[.B45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table:formula="of:=[.B45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formula="of:=[.B45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formula="of:=[.B45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table:formula="of:=[.B45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formula="of:=[.B45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table:formula="of:=[.B45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  <table:table-cell table:formula="of:=[.B46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table:formula="of:=[.B46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table:formula="of:=[.B46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table:formula="of:=[.B46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table:formula="of:=[.B46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table:formula="of:=[.B46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formula="of:=[.B46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formula="of:=[.B46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  <table:table-cell table:formula="of:=[.B46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table:formula="of:=[.B46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formula="of:=[.B47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table:formula="of:=[.B47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table:formula="of:=[.B47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formula="of:=[.B47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table:formula="of:=[.B47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table:formula="of:=[.B47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formula="of:=[.B47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formula="of:=[.B47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table:formula="of:=[.B47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formula="of:=[.B47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  <table:table-cell table:formula="of:=[.B48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table:formula="of:=[.B48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formula="of:=[.B48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formula="of:=[.B48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formula="of:=[.B48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table:formula="of:=[.B48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table:formula="of:=[.B48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formula="of:=[.B48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  <table:table-cell table:formula="of:=[.B48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  <table:table-cell table:formula="of:=[.B48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table:formula="of:=[.B49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formula="of:=[.B49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table:formula="of:=[.B49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  <table:table-cell table:formula="of:=[.B49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table:formula="of:=[.B49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table:formula="of:=[.B49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formula="of:=[.B49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table:formula="of:=[.B49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table:formula="of:=[.B49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table:formula="of:=[.B49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table:formula="of:=[.B50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0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table:formula="of:=[.B50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 table:formula="of:=[.B50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table:formula="of:=[.B50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formula="of:=[.B50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  <table:table-cell table:formula="of:=[.B50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table:formula="of:=[.B50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formula="of:=[.B50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table:formula="of:=[.B50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formula="of:=[.B51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table:formula="of:=[.B51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table:formula="of:=[.B51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formula="of:=[.B51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table:formula="of:=[.B51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formula="of:=[.B51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table:formula="of:=[.B51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" calcext:value-type="float">
            <text:p>3</text:p>
          </table:table-cell>
          <table:table-cell table:formula="of:=[.B51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table:formula="of:=[.B51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table:formula="of:=[.B51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table:formula="of:=[.B52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table:formula="of:=[.B52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  <table:table-cell table:formula="of:=[.B52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table:formula="of:=[.B52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formula="of:=[.B52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table:formula="of:=[.B52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table:formula="of:=[.B52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formula="of:=[.B52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table:formula="of:=[.B52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formula="of:=[.B52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table:formula="of:=[.B53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formula="of:=[.B53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table:formula="of:=[.B53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table:formula="of:=[.B53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  <table:table-cell table:formula="of:=[.B53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  <table:table-cell table:formula="of:=[.B53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table:formula="of:=[.B53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formula="of:=[.B53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table:formula="of:=[.B53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table:formula="of:=[.B53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table:formula="of:=[.B54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formula="of:=[.B54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formula="of:=[.B54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  <table:table-cell table:formula="of:=[.B54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table:formula="of:=[.B54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table:formula="of:=[.B54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formula="of:=[.B54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table:formula="of:=[.B54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formula="of:=[.B54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table:formula="of:=[.B54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table:formula="of:=[.B55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table:formula="of:=[.B55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  <table:table-cell table:formula="of:=[.B55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table:formula="of:=[.B55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formula="of:=[.B55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  <table:table-cell table:formula="of:=[.B55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" calcext:value-type="float">
            <text:p>4</text:p>
          </table:table-cell>
          <table:table-cell table:formula="of:=[.B55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table:formula="of:=[.B55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table:formula="of:=[.B55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table:formula="of:=[.B55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table:formula="of:=[.B56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table:formula="of:=[.B56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table:formula="of:=[.B56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table:formula="of:=[.B56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table:formula="of:=[.B56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table:formula="of:=[.B56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table:formula="of:=[.B56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table:formula="of:=[.B56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table:formula="of:=[.B56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" calcext:value-type="float">
            <text:p>3</text:p>
          </table:table-cell>
          <table:table-cell table:formula="of:=[.B56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table:formula="of:=[.B57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table:formula="of:=[.B57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table:formula="of:=[.B57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" calcext:value-type="float">
            <text:p>4</text:p>
          </table:table-cell>
          <table:table-cell table:formula="of:=[.B57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table:formula="of:=[.B57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table:formula="of:=[.B57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table:formula="of:=[.B57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table:formula="of:=[.B57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formula="of:=[.B57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formula="of:=[.B57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table:formula="of:=[.B58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table:formula="of:=[.B58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  <table:table-cell table:formula="of:=[.B58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" calcext:value-type="float">
            <text:p>4</text:p>
          </table:table-cell>
          <table:table-cell table:formula="of:=[.B58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[.B58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" calcext:value-type="float">
            <text:p>4</text:p>
          </table:table-cell>
          <table:table-cell table:formula="of:=[.B58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" calcext:value-type="float">
            <text:p>4</text:p>
          </table:table-cell>
          <table:table-cell table:formula="of:=[.B58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  <table:table-cell table:formula="of:=[.B58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" calcext:value-type="float">
            <text:p>4</text:p>
          </table:table-cell>
          <table:table-cell table:formula="of:=[.B58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formula="of:=[.B58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table:formula="of:=[.B59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table:formula="of:=[.B59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formula="of:=[.B59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table:formula="of:=[.B59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formula="of:=[.B59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table:formula="of:=[.B59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table:formula="of:=[.B59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  <table:table-cell table:formula="of:=[.B59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" calcext:value-type="float">
            <text:p>4</text:p>
          </table:table-cell>
          <table:table-cell table:formula="of:=[.B59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table:formula="of:=[.B59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table:formula="of:=[.B60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0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formula="of:=[.B60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formula="of:=[.B60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table:formula="of:=[.B60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table:formula="of:=[.B60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table:formula="of:=[.B60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" calcext:value-type="float">
            <text:p>4</text:p>
          </table:table-cell>
          <table:table-cell table:formula="of:=[.B60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formula="of:=[.B60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formula="of:=[.B60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" calcext:value-type="float">
            <text:p>4</text:p>
          </table:table-cell>
          <table:table-cell table:formula="of:=[.B61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formula="of:=[.B61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table:formula="of:=[.B61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table:formula="of:=[.B61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table:formula="of:=[.B61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formula="of:=[.B61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formula="of:=[.B61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</text:p>
          </table:table-cell>
          <table:table-cell table:formula="of:=[.B61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table:formula="of:=[.B61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formula="of:=[.B61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table:formula="of:=[.B62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table:formula="of:=[.B62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  <table:table-cell table:formula="of:=[.B62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table:formula="of:=[.B62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  <table:table-cell table:formula="of:=[.B62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table:formula="of:=[.B62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table:formula="of:=[.B62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formula="of:=[.B62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  <table:table-cell table:formula="of:=[.B62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[.B62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  <table:table-cell table:formula="of:=[.B63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formula="of:=[.B63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" calcext:value-type="float">
            <text:p>4</text:p>
          </table:table-cell>
          <table:table-cell table:formula="of:=[.B63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formula="of:=[.B63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formula="of:=[.B63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table:formula="of:=[.B63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formula="of:=[.B63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table:formula="of:=[.B63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formula="of:=[.B63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table:formula="of:=[.B63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 table:formula="of:=[.B64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table:formula="of:=[.B64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table:formula="of:=[.B64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formula="of:=[.B64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formula="of:=[.B64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table:formula="of:=[.B64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" calcext:value-type="float">
            <text:p>4</text:p>
          </table:table-cell>
          <table:table-cell table:formula="of:=[.B64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table:formula="of:=[.B64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table:formula="of:=[.B64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table:formula="of:=[.B64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table:formula="of:=[.B65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  <table:table-cell table:formula="of:=[.B65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table:formula="of:=[.B65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  <table:table-cell table:formula="of:=[.B65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formula="of:=[.B65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formula="of:=[.B65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formula="of:=[.B65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table:formula="of:=[.B65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formula="of:=[.B65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table:formula="of:=[.B65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  <table:table-cell table:formula="of:=[.B66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table:formula="of:=[.B66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  <table:table-cell table:formula="of:=[.B66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formula="of:=[.B66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formula="of:=[.B66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table:formula="of:=[.B66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formula="of:=[.B66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formula="of:=[.B66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table:formula="of:=[.B66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formula="of:=[.B66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 table:formula="of:=[.B67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table:formula="of:=[.B67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B67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formula="of:=[.B67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  <table:table-cell table:formula="of:=[.B67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" calcext:value-type="float">
            <text:p>3</text:p>
          </table:table-cell>
          <table:table-cell table:formula="of:=[.B67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table:formula="of:=[.B67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  <table:table-cell table:formula="of:=[.B67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" calcext:value-type="float">
            <text:p>4</text:p>
          </table:table-cell>
          <table:table-cell table:formula="of:=[.B67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" calcext:value-type="float">
            <text:p>3</text:p>
          </table:table-cell>
          <table:table-cell table:formula="of:=[.B67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table:formula="of:=[.B68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formula="of:=[.B68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" calcext:value-type="float">
            <text:p>4</text:p>
          </table:table-cell>
          <table:table-cell table:formula="of:=[.B68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" calcext:value-type="float">
            <text:p>4</text:p>
          </table:table-cell>
          <table:table-cell table:formula="of:=[.B68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table:formula="of:=[.B68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formula="of:=[.B68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table:formula="of:=[.B68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  <table:table-cell table:formula="of:=[.B68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table:formula="of:=[.B68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table:formula="of:=[.B68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table:formula="of:=[.B69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 table:formula="of:=[.B69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  <table:table-cell table:formula="of:=[.B69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table:formula="of:=[.B69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" calcext:value-type="float">
            <text:p>4</text:p>
          </table:table-cell>
          <table:table-cell table:formula="of:=[.B69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formula="of:=[.B69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table:formula="of:=[.B69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  <table:table-cell table:formula="of:=[.B69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 table:formula="of:=[.B69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  <table:table-cell table:formula="of:=[.B69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  <table:table-cell table:formula="of:=[.B70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formula="of:=[.B70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table:formula="of:=[.B70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" calcext:value-type="float">
            <text:p>4</text:p>
          </table:table-cell>
          <table:table-cell table:formula="of:=[.B70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table:formula="of:=[.B70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table:formula="of:=[.B70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table:formula="of:=[.B70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table:formula="of:=[.B70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" calcext:value-type="float">
            <text:p>4</text:p>
          </table:table-cell>
          <table:table-cell table:formula="of:=[.B70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  <table:table-cell table:formula="of:=[.B70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formula="of:=[.B71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 table:formula="of:=[.B71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  <table:table-cell table:formula="of:=[.B71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formula="of:=[.B71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" calcext:value-type="float">
            <text:p>4</text:p>
          </table:table-cell>
          <table:table-cell table:formula="of:=[.B71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table:formula="of:=[.B71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table:formula="of:=[.B71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formula="of:=[.B71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table:formula="of:=[.B71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table:formula="of:=[.B71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formula="of:=[.B72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formula="of:=[.B72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table:formula="of:=[.B72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formula="of:=[.B72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table:formula="of:=[.B72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formula="of:=[.B72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table:formula="of:=[.B72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formula="of:=[.B72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table:formula="of:=[.B72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table:formula="of:=[.B72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  <table:table-cell table:formula="of:=[.B73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table:formula="of:=[.B73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table:formula="of:=[.B73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table:formula="of:=[.B73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" calcext:value-type="float">
            <text:p>4</text:p>
          </table:table-cell>
          <table:table-cell table:formula="of:=[.B73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formula="of:=[.B73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  <table:table-cell table:formula="of:=[.B73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table:formula="of:=[.B73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table:formula="of:=[.B73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formula="of:=[.B73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table:formula="of:=[.B74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table:formula="of:=[.B74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table:formula="of:=[.B74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table:formula="of:=[.B74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table:formula="of:=[.B74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table:formula="of:=[.B74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table:formula="of:=[.B74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table:formula="of:=[.B74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table:formula="of:=[.B74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  <table:table-cell table:formula="of:=[.B74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table:formula="of:=[.B75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table:formula="of:=[.B75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  <table:table-cell table:formula="of:=[.B75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  <table:table-cell table:formula="of:=[.B75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table:formula="of:=[.B75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  <table:table-cell table:formula="of:=[.B75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formula="of:=[.B75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table:formula="of:=[.B75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  <table:table-cell table:formula="of:=[.B75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table:formula="of:=[.B75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</text:p>
          </table:table-cell>
          <table:table-cell table:formula="of:=[.B76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formula="of:=[.B76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formula="of:=[.B76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" calcext:value-type="float">
            <text:p>4</text:p>
          </table:table-cell>
          <table:table-cell table:formula="of:=[.B76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" calcext:value-type="float">
            <text:p>3</text:p>
          </table:table-cell>
          <table:table-cell table:formula="of:=[.B76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formula="of:=[.B76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table:formula="of:=[.B76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table:formula="of:=[.B76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table:formula="of:=[.B76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formula="of:=[.B76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  <table:table-cell table:formula="of:=[.B77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formula="of:=[.B77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table:formula="of:=[.B77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table:formula="of:=[.B77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  <table:table-cell table:formula="of:=[.B77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formula="of:=[.B77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  <table:table-cell table:formula="of:=[.B77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formula="of:=[.B77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table:formula="of:=[.B77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formula="of:=[.B77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table:formula="of:=[.B78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table:formula="of:=[.B78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formula="of:=[.B78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  <table:table-cell table:formula="of:=[.B78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table:formula="of:=[.B78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table:formula="of:=[.B78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table:formula="of:=[.B78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  <table:table-cell table:formula="of:=[.B78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formula="of:=[.B78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" calcext:value-type="float">
            <text:p>4</text:p>
          </table:table-cell>
          <table:table-cell table:formula="of:=[.B78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  <table:table-cell table:formula="of:=[.B79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table:formula="of:=[.B79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table:formula="of:=[.B79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table:formula="of:=[.B79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  <table:table-cell table:formula="of:=[.B79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  <table:table-cell table:formula="of:=[.B79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table:formula="of:=[.B79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table:formula="of:=[.B79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" calcext:value-type="float">
            <text:p>3</text:p>
          </table:table-cell>
          <table:table-cell table:formula="of:=[.B79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formula="of:=[.B79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" calcext:value-type="float">
            <text:p>4</text:p>
          </table:table-cell>
          <table:table-cell table:formula="of:=[.B80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80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table:formula="of:=[.B80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</text:p>
          </table:table-cell>
          <table:table-cell table:formula="of:=[.B80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table:formula="of:=[.B80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table:formula="of:=[.B80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formula="of:=[.B80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formula="of:=[.B80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" calcext:value-type="float">
            <text:p>3</text:p>
          </table:table-cell>
          <table:table-cell table:formula="of:=[.B80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  <table:table-cell table:formula="of:=[.B80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[.B81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table:formula="of:=[.B81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" calcext:value-type="float">
            <text:p>4</text:p>
          </table:table-cell>
          <table:table-cell table:formula="of:=[.B81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table:formula="of:=[.B81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table:formula="of:=[.B81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  <table:table-cell table:formula="of:=[.B81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B81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  <table:table-cell table:formula="of:=[.B81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  <table:table-cell table:formula="of:=[.B81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  <table:table-cell table:formula="of:=[.B81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  <table:table-cell table:formula="of:=[.B82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table:formula="of:=[.B82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formula="of:=[.B82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  <table:table-cell table:formula="of:=[.B82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table:formula="of:=[.B82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" calcext:value-type="float">
            <text:p>4</text:p>
          </table:table-cell>
          <table:table-cell table:formula="of:=[.B82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 table:formula="of:=[.B82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" calcext:value-type="float">
            <text:p>3</text:p>
          </table:table-cell>
          <table:table-cell table:formula="of:=[.B82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formula="of:=[.B82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table:formula="of:=[.B82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table:formula="of:=[.B83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table:formula="of:=[.B83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" calcext:value-type="float">
            <text:p>4</text:p>
          </table:table-cell>
          <table:table-cell table:formula="of:=[.B83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formula="of:=[.B83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formula="of:=[.B83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formula="of:=[.B83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  <table:table-cell table:formula="of:=[.B83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</text:p>
          </table:table-cell>
          <table:table-cell table:formula="of:=[.B83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" calcext:value-type="float">
            <text:p>3</text:p>
          </table:table-cell>
          <table:table-cell table:formula="of:=[.B83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" calcext:value-type="float">
            <text:p>3</text:p>
          </table:table-cell>
          <table:table-cell table:formula="of:=[.B83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" calcext:value-type="float">
            <text:p>3</text:p>
          </table:table-cell>
          <table:table-cell table:formula="of:=[.B84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formula="of:=[.B84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table:formula="of:=[.B84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" calcext:value-type="float">
            <text:p>4</text:p>
          </table:table-cell>
          <table:table-cell table:formula="of:=[.B84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  <table:table-cell table:formula="of:=[.B84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formula="of:=[.B84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  <table:table-cell table:formula="of:=[.B84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table:formula="of:=[.B84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table:formula="of:=[.B84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table:formula="of:=[.B84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formula="of:=[.B85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table:formula="of:=[.B85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table:formula="of:=[.B85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" calcext:value-type="float">
            <text:p>4</text:p>
          </table:table-cell>
          <table:table-cell table:formula="of:=[.B85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table:formula="of:=[.B85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table:formula="of:=[.B85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formula="of:=[.B85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table:formula="of:=[.B85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table:formula="of:=[.B85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table:formula="of:=[.B85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  <table:table-cell table:formula="of:=[.B86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table:formula="of:=[.B86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" calcext:value-type="float">
            <text:p>3</text:p>
          </table:table-cell>
          <table:table-cell table:formula="of:=[.B86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table:formula="of:=[.B86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table:formula="of:=[.B86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" calcext:value-type="float">
            <text:p>3</text:p>
          </table:table-cell>
          <table:table-cell table:formula="of:=[.B86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" calcext:value-type="float">
            <text:p>3</text:p>
          </table:table-cell>
          <table:table-cell table:formula="of:=[.B86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" calcext:value-type="float">
            <text:p>3</text:p>
          </table:table-cell>
          <table:table-cell table:formula="of:=[.B86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" calcext:value-type="float">
            <text:p>4</text:p>
          </table:table-cell>
          <table:table-cell table:formula="of:=[.B86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  <table:table-cell table:formula="of:=[.B86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table:formula="of:=[.B87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table:formula="of:=[.B87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table:formula="of:=[.B87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table:formula="of:=[.B87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  <table:table-cell table:formula="of:=[.B87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" calcext:value-type="float">
            <text:p>4</text:p>
          </table:table-cell>
          <table:table-cell table:formula="of:=[.B87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table:formula="of:=[.B87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table:formula="of:=[.B87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" calcext:value-type="float">
            <text:p>3</text:p>
          </table:table-cell>
          <table:table-cell table:formula="of:=[.B87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 table:formula="of:=[.B87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formula="of:=[.B88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formula="of:=[.B88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table:formula="of:=[.B88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table:formula="of:=[.B88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formula="of:=[.B88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table:formula="of:=[.B88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table:formula="of:=[.B88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table:formula="of:=[.B88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" calcext:value-type="float">
            <text:p>3</text:p>
          </table:table-cell>
          <table:table-cell table:formula="of:=[.B88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table:formula="of:=[.B88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formula="of:=[.B89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 table:formula="of:=[.B89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" calcext:value-type="float">
            <text:p>3</text:p>
          </table:table-cell>
          <table:table-cell table:formula="of:=[.B89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formula="of:=[.B89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  <table:table-cell table:formula="of:=[.B89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table:formula="of:=[.B89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table:formula="of:=[.B89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formula="of:=[.B89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table:formula="of:=[.B89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table:formula="of:=[.B89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table:formula="of:=[.B90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formula="of:=[.B90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formula="of:=[.B90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formula="of:=[.B90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table:formula="of:=[.B90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table:formula="of:=[.B90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table:formula="of:=[.B90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table:formula="of:=[.B90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formula="of:=[.B90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  <table:table-cell table:formula="of:=[.B90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table:formula="of:=[.B91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table:formula="of:=[.B91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table:formula="of:=[.B91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table:formula="of:=[.B91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table:formula="of:=[.B91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" calcext:value-type="float">
            <text:p>3</text:p>
          </table:table-cell>
          <table:table-cell table:formula="of:=[.B91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table:formula="of:=[.B91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</text:p>
          </table:table-cell>
          <table:table-cell table:formula="of:=[.B91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table:formula="of:=[.B91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formula="of:=[.B91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table:formula="of:=[.B92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table:formula="of:=[.B92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formula="of:=[.B92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" calcext:value-type="float">
            <text:p>3</text:p>
          </table:table-cell>
          <table:table-cell table:formula="of:=[.B92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table:formula="of:=[.B92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  <table:table-cell table:formula="of:=[.B92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table:formula="of:=[.B92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" calcext:value-type="float">
            <text:p>2</text:p>
          </table:table-cell>
          <table:table-cell table:formula="of:=[.B92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table:formula="of:=[.B92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formula="of:=[.B92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table:formula="of:=[.B93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table:formula="of:=[.B93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" calcext:value-type="float">
            <text:p>4</text:p>
          </table:table-cell>
          <table:table-cell table:formula="of:=[.B93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formula="of:=[.B93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formula="of:=[.B93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" calcext:value-type="float">
            <text:p>4</text:p>
          </table:table-cell>
          <table:table-cell table:formula="of:=[.B93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table:formula="of:=[.B93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formula="of:=[.B93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table:formula="of:=[.B93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table:formula="of:=[.B93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" calcext:value-type="float">
            <text:p>2</text:p>
          </table:table-cell>
          <table:table-cell table:formula="of:=[.B94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table:formula="of:=[.B94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" calcext:value-type="float">
            <text:p>2</text:p>
          </table:table-cell>
          <table:table-cell table:formula="of:=[.B94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formula="of:=[.B94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formula="of:=[.B94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table:formula="of:=[.B94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  <table:table-cell table:formula="of:=[.B94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  <table:table-cell table:formula="of:=[.B94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table:formula="of:=[.B94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table:formula="of:=[.B94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table:formula="of:=[.B95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table:formula="of:=[.B95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table:formula="of:=[.B95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table:formula="of:=[.B95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</text:p>
          </table:table-cell>
          <table:table-cell table:formula="of:=[.B95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" calcext:value-type="float">
            <text:p>4</text:p>
          </table:table-cell>
          <table:table-cell table:formula="of:=[.B95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table:formula="of:=[.B95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table:formula="of:=[.B95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table:formula="of:=[.B95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  <table:table-cell table:formula="of:=[.B95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table:formula="of:=[.B96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table:formula="of:=[.B96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" calcext:value-type="float">
            <text:p>3</text:p>
          </table:table-cell>
          <table:table-cell table:formula="of:=[.B96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" calcext:value-type="float">
            <text:p>4</text:p>
          </table:table-cell>
          <table:table-cell table:formula="of:=[.B96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" calcext:value-type="float">
            <text:p>4</text:p>
          </table:table-cell>
          <table:table-cell table:formula="of:=[.B96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" calcext:value-type="float">
            <text:p>4</text:p>
          </table:table-cell>
          <table:table-cell table:formula="of:=[.B96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  <table:table-cell table:formula="of:=[.B96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" calcext:value-type="float">
            <text:p>3</text:p>
          </table:table-cell>
          <table:table-cell table:formula="of:=[.B96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formula="of:=[.B96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table:formula="of:=[.B96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" calcext:value-type="float">
            <text:p>4</text:p>
          </table:table-cell>
          <table:table-cell table:formula="of:=[.B97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formula="of:=[.B97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" calcext:value-type="float">
            <text:p>4</text:p>
          </table:table-cell>
          <table:table-cell table:formula="of:=[.B97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table:formula="of:=[.B97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table:formula="of:=[.B97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" calcext:value-type="float">
            <text:p>3</text:p>
          </table:table-cell>
          <table:table-cell table:formula="of:=[.B97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table:formula="of:=[.B97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table:formula="of:=[.B97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formula="of:=[.B97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table:formula="of:=[.B97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table:formula="of:=[.B98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formula="of:=[.B98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formula="of:=[.B98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table:formula="of:=[.B98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table:formula="of:=[.B98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table:formula="of:=[.B98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formula="of:=[.B98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table:formula="of:=[.B98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table:formula="of:=[.B98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" calcext:value-type="float">
            <text:p>4</text:p>
          </table:table-cell>
          <table:table-cell table:formula="of:=[.B98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  <table:table-cell table:formula="of:=[.B99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table:formula="of:=[.B99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table:formula="of:=[.B99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formula="of:=[.B99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" calcext:value-type="float">
            <text:p>3</text:p>
          </table:table-cell>
          <table:table-cell table:formula="of:=[.B99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formula="of:=[.B99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formula="of:=[.B99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table:formula="of:=[.B99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table:formula="of:=[.B99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table:formula="of:=[.B99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formula="of:=[.B100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B100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table:formula="of:=[.B100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" calcext:value-type="float">
            <text:p>4</text:p>
          </table:table-cell>
          <table:table-cell table:formula="of:=[.B100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table:formula="of:=[.B100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" calcext:value-type="float">
            <text:p>3</text:p>
          </table:table-cell>
          <table:table-cell table:formula="of:=[.B100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formula="of:=[.B100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table:formula="of:=[.B100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table:formula="of:=[.B100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table:formula="of:=[.B100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table:formula="of:=[.B101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  <table:table-cell table:formula="of:=[.B101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table:formula="of:=[.B101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" calcext:value-type="float">
            <text:p>3</text:p>
          </table:table-cell>
          <table:table-cell table:formula="of:=[.B101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formula="of:=[.B101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" calcext:value-type="float">
            <text:p>4</text:p>
          </table:table-cell>
          <table:table-cell table:formula="of:=[.B101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table:formula="of:=[.B101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" calcext:value-type="float">
            <text:p>4</text:p>
          </table:table-cell>
          <table:table-cell table:formula="of:=[.B101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table:formula="of:=[.B101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formula="of:=[.B101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table:formula="of:=[.B102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" calcext:value-type="float">
            <text:p>3</text:p>
          </table:table-cell>
          <table:table-cell table:formula="of:=[.B102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table:formula="of:=[.B102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" calcext:value-type="float">
            <text:p>4</text:p>
          </table:table-cell>
          <table:table-cell table:formula="of:=[.B102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table:formula="of:=[.B102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formula="of:=[.B102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table:formula="of:=[.B102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" calcext:value-type="float">
            <text:p>4</text:p>
          </table:table-cell>
          <table:table-cell table:formula="of:=[.B102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table:formula="of:=[.B102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table:formula="of:=[.B102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table:formula="of:=[.B103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table:formula="of:=[.B103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" calcext:value-type="float">
            <text:p>4</text:p>
          </table:table-cell>
          <table:table-cell table:formula="of:=[.B103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" calcext:value-type="float">
            <text:p>4</text:p>
          </table:table-cell>
          <table:table-cell table:formula="of:=[.B103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table:formula="of:=[.B103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formula="of:=[.B103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" calcext:value-type="float">
            <text:p>3</text:p>
          </table:table-cell>
          <table:table-cell table:formula="of:=[.B103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table:formula="of:=[.B103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</text:p>
          </table:table-cell>
          <table:table-cell table:formula="of:=[.B103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" calcext:value-type="float">
            <text:p>2</text:p>
          </table:table-cell>
          <table:table-cell table:formula="of:=[.B103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" calcext:value-type="float">
            <text:p>4</text:p>
          </table:table-cell>
          <table:table-cell table:formula="of:=[.B104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table:formula="of:=[.B104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table:formula="of:=[.B104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" calcext:value-type="float">
            <text:p>3</text:p>
          </table:table-cell>
          <table:table-cell table:formula="of:=[.B104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table:formula="of:=[.B104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formula="of:=[.B104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table:formula="of:=[.B104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  <table:table-cell table:formula="of:=[.B104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" calcext:value-type="float">
            <text:p>4</text:p>
          </table:table-cell>
          <table:table-cell table:formula="of:=[.B104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table:formula="of:=[.B104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formula="of:=[.B105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 table:formula="of:=[.B105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table:formula="of:=[.B105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" calcext:value-type="float">
            <text:p>2</text:p>
          </table:table-cell>
          <table:table-cell table:formula="of:=[.B105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formula="of:=[.B105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" calcext:value-type="float">
            <text:p>3</text:p>
          </table:table-cell>
          <table:table-cell table:formula="of:=[.B105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table:formula="of:=[.B105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table:formula="of:=[.B105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formula="of:=[.B105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" calcext:value-type="float">
            <text:p>4</text:p>
          </table:table-cell>
          <table:table-cell table:formula="of:=[.B105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table:formula="of:=[.B106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table:formula="of:=[.B106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table:formula="of:=[.B106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formula="of:=[.B106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  <table:table-cell table:formula="of:=[.B106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formula="of:=[.B106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table:formula="of:=[.B106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table:formula="of:=[.B106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" calcext:value-type="float">
            <text:p>3</text:p>
          </table:table-cell>
          <table:table-cell table:formula="of:=[.B106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table:formula="of:=[.B106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" calcext:value-type="float">
            <text:p>4</text:p>
          </table:table-cell>
          <table:table-cell table:formula="of:=[.B107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table:formula="of:=[.B107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  <table:table-cell table:formula="of:=[.B107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" calcext:value-type="float">
            <text:p>3</text:p>
          </table:table-cell>
          <table:table-cell table:formula="of:=[.B107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formula="of:=[.B107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table:formula="of:=[.B107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table:formula="of:=[.B107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formula="of:=[.B107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table:formula="of:=[.B107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formula="of:=[.B107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table:formula="of:=[.B108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table:formula="of:=[.B108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table:formula="of:=[.B108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" calcext:value-type="float">
            <text:p>3</text:p>
          </table:table-cell>
          <table:table-cell table:formula="of:=[.B108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  <table:table-cell table:formula="of:=[.B108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table:formula="of:=[.B108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 table:formula="of:=[.B108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" calcext:value-type="float">
            <text:p>4</text:p>
          </table:table-cell>
          <table:table-cell table:formula="of:=[.B108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" calcext:value-type="float">
            <text:p>4</text:p>
          </table:table-cell>
          <table:table-cell table:formula="of:=[.B108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" calcext:value-type="float">
            <text:p>4</text:p>
          </table:table-cell>
          <table:table-cell table:formula="of:=[.B108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table:formula="of:=[.B109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table:formula="of:=[.B109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" calcext:value-type="float">
            <text:p>4</text:p>
          </table:table-cell>
          <table:table-cell table:formula="of:=[.B109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table:formula="of:=[.B109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table:formula="of:=[.B109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" calcext:value-type="float">
            <text:p>4</text:p>
          </table:table-cell>
          <table:table-cell table:formula="of:=[.B109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table:formula="of:=[.B109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table:formula="of:=[.B109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" calcext:value-type="float">
            <text:p>2</text:p>
          </table:table-cell>
          <table:table-cell table:formula="of:=[.B109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" calcext:value-type="float">
            <text:p>4</text:p>
          </table:table-cell>
          <table:table-cell table:formula="of:=[.B109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table:formula="of:=[.B110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table:formula="of:=[.B110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table:formula="of:=[.B110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" calcext:value-type="float">
            <text:p>4</text:p>
          </table:table-cell>
          <table:table-cell table:formula="of:=[.B110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formula="of:=[.B110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  <table:table-cell table:formula="of:=[.B110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" calcext:value-type="float">
            <text:p>4</text:p>
          </table:table-cell>
          <table:table-cell table:formula="of:=[.B110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table:formula="of:=[.B110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  <table:table-cell table:formula="of:=[.B110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  <table:table-cell table:formula="of:=[.B110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formula="of:=[.B111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formula="of:=[.B111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formula="of:=[.B111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formula="of:=[.B111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formula="of:=[.B111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table:formula="of:=[.B111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  <table:table-cell table:formula="of:=[.B111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</text:p>
          </table:table-cell>
          <table:table-cell table:formula="of:=[.B111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table:formula="of:=[.B111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" calcext:value-type="float">
            <text:p>2</text:p>
          </table:table-cell>
          <table:table-cell table:formula="of:=[.B111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" calcext:value-type="float">
            <text:p>4</text:p>
          </table:table-cell>
          <table:table-cell table:formula="of:=[.B112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table:formula="of:=[.B112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table:formula="of:=[.B112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table:formula="of:=[.B112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</text:p>
          </table:table-cell>
          <table:table-cell table:formula="of:=[.B112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formula="of:=[.B112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table:formula="of:=[.B112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table:formula="of:=[.B112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" calcext:value-type="float">
            <text:p>4</text:p>
          </table:table-cell>
          <table:table-cell table:formula="of:=[.B112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formula="of:=[.B112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table:formula="of:=[.B113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table:formula="of:=[.B113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" calcext:value-type="float">
            <text:p>3</text:p>
          </table:table-cell>
          <table:table-cell table:formula="of:=[.B113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" calcext:value-type="float">
            <text:p>3</text:p>
          </table:table-cell>
          <table:table-cell table:formula="of:=[.B1133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" calcext:value-type="float">
            <text:p>3</text:p>
          </table:table-cell>
          <table:table-cell table:formula="of:=[.B113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formula="of:=[.B113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table:formula="of:=[.B113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table:formula="of:=[.B113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formula="of:=[.B113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" calcext:value-type="float">
            <text:p>4</text:p>
          </table:table-cell>
          <table:table-cell table:formula="of:=[.B113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" calcext:value-type="float">
            <text:p>3</text:p>
          </table:table-cell>
          <table:table-cell table:formula="of:=[.B114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formula="of:=[.B114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table:formula="of:=[.B114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  <table:table-cell table:formula="of:=[.B114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formula="of:=[.B114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" calcext:value-type="float">
            <text:p>2</text:p>
          </table:table-cell>
          <table:table-cell table:formula="of:=[.B114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" calcext:value-type="float">
            <text:p>4</text:p>
          </table:table-cell>
          <table:table-cell table:formula="of:=[.B114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table:formula="of:=[.B114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formula="of:=[.B114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table:formula="of:=[.B114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table:formula="of:=[.B115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table:formula="of:=[.B115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  <table:table-cell table:formula="of:=[.B115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formula="of:=[.B115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table:formula="of:=[.B115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table:formula="of:=[.B115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" calcext:value-type="float">
            <text:p>4</text:p>
          </table:table-cell>
          <table:table-cell table:formula="of:=[.B115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table:formula="of:=[.B115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formula="of:=[.B115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table:formula="of:=[.B115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table:formula="of:=[.B116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formula="of:=[.B116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" calcext:value-type="float">
            <text:p>4</text:p>
          </table:table-cell>
          <table:table-cell table:formula="of:=[.B116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" calcext:value-type="float">
            <text:p>4</text:p>
          </table:table-cell>
          <table:table-cell table:formula="of:=[.B116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table:formula="of:=[.B116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" calcext:value-type="float">
            <text:p>3</text:p>
          </table:table-cell>
          <table:table-cell table:formula="of:=[.B116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table:formula="of:=[.B116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table:formula="of:=[.B116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" calcext:value-type="float">
            <text:p>3</text:p>
          </table:table-cell>
          <table:table-cell table:formula="of:=[.B116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" calcext:value-type="float">
            <text:p>4</text:p>
          </table:table-cell>
          <table:table-cell table:formula="of:=[.B116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table:formula="of:=[.B117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" calcext:value-type="float">
            <text:p>4</text:p>
          </table:table-cell>
          <table:table-cell table:formula="of:=[.B117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table:formula="of:=[.B117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" calcext:value-type="float">
            <text:p>4</text:p>
          </table:table-cell>
          <table:table-cell table:formula="of:=[.B117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table:formula="of:=[.B117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 table:formula="of:=[.B117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formula="of:=[.B117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" calcext:value-type="float">
            <text:p>4</text:p>
          </table:table-cell>
          <table:table-cell table:formula="of:=[.B117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formula="of:=[.B117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" calcext:value-type="float">
            <text:p>4</text:p>
          </table:table-cell>
          <table:table-cell table:formula="of:=[.B117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" calcext:value-type="float">
            <text:p>4</text:p>
          </table:table-cell>
          <table:table-cell table:formula="of:=[.B118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table:formula="of:=[.B118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table:formula="of:=[.B118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" calcext:value-type="float">
            <text:p>2</text:p>
          </table:table-cell>
          <table:table-cell table:formula="of:=[.B118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table:formula="of:=[.B118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table:formula="of:=[.B118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" calcext:value-type="float">
            <text:p>4</text:p>
          </table:table-cell>
          <table:table-cell table:formula="of:=[.B118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table:formula="of:=[.B118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" calcext:value-type="float">
            <text:p>2</text:p>
          </table:table-cell>
          <table:table-cell table:formula="of:=[.B118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table:formula="of:=[.B118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table:formula="of:=[.B119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  <table:table-cell table:formula="of:=[.B119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" calcext:value-type="float">
            <text:p>4</text:p>
          </table:table-cell>
          <table:table-cell table:formula="of:=[.B119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" calcext:value-type="float">
            <text:p>4</text:p>
          </table:table-cell>
          <table:table-cell table:formula="of:=[.B119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formula="of:=[.B119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table:formula="of:=[.B119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formula="of:=[.B119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table:formula="of:=[.B119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formula="of:=[.B119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formula="of:=[.B119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table:formula="of:=[.B120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formula="of:=[.B120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  <table:table-cell table:formula="of:=[.B120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table:formula="of:=[.B120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table:formula="of:=[.B120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" calcext:value-type="float">
            <text:p>4</text:p>
          </table:table-cell>
          <table:table-cell table:formula="of:=[.B120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table:formula="of:=[.B120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B120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formula="of:=[.B120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table:formula="of:=[.B120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table:formula="of:=[.B121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formula="of:=[.B121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" calcext:value-type="float">
            <text:p>3</text:p>
          </table:table-cell>
          <table:table-cell table:formula="of:=[.B121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" calcext:value-type="float">
            <text:p>4</text:p>
          </table:table-cell>
          <table:table-cell table:formula="of:=[.B121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table:formula="of:=[.B121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" calcext:value-type="float">
            <text:p>3</text:p>
          </table:table-cell>
          <table:table-cell table:formula="of:=[.B121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formula="of:=[.B121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table:formula="of:=[.B121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" calcext:value-type="float">
            <text:p>4</text:p>
          </table:table-cell>
          <table:table-cell table:formula="of:=[.B121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" calcext:value-type="float">
            <text:p>3</text:p>
          </table:table-cell>
          <table:table-cell table:formula="of:=[.B121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table:formula="of:=[.B122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table:formula="of:=[.B122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table:formula="of:=[.B122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" calcext:value-type="float">
            <text:p>4</text:p>
          </table:table-cell>
          <table:table-cell table:formula="of:=[.B122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table:formula="of:=[.B122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" calcext:value-type="float">
            <text:p>2</text:p>
          </table:table-cell>
          <table:table-cell table:formula="of:=[.B122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" calcext:value-type="float">
            <text:p>4</text:p>
          </table:table-cell>
          <table:table-cell table:formula="of:=[.B122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" calcext:value-type="float">
            <text:p>4</text:p>
          </table:table-cell>
          <table:table-cell table:formula="of:=[.B122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" calcext:value-type="float">
            <text:p>4</text:p>
          </table:table-cell>
          <table:table-cell table:formula="of:=[.B122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" calcext:value-type="float">
            <text:p>4</text:p>
          </table:table-cell>
          <table:table-cell table:formula="of:=[.B122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table:formula="of:=[.B123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" calcext:value-type="float">
            <text:p>3</text:p>
          </table:table-cell>
          <table:table-cell table:formula="of:=[.B123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table:formula="of:=[.B123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" calcext:value-type="float">
            <text:p>4</text:p>
          </table:table-cell>
          <table:table-cell table:formula="of:=[.B123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" calcext:value-type="float">
            <text:p>4</text:p>
          </table:table-cell>
          <table:table-cell table:formula="of:=[.B123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formula="of:=[.B123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formula="of:=[.B1236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table:formula="of:=[.B123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" calcext:value-type="float">
            <text:p>4</text:p>
          </table:table-cell>
          <table:table-cell table:formula="of:=[.B123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table:formula="of:=[.B123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table:formula="of:=[.B124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" calcext:value-type="float">
            <text:p>3</text:p>
          </table:table-cell>
          <table:table-cell table:formula="of:=[.B124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" calcext:value-type="float">
            <text:p>3</text:p>
          </table:table-cell>
          <table:table-cell table:formula="of:=[.B124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" calcext:value-type="float">
            <text:p>4</text:p>
          </table:table-cell>
          <table:table-cell table:formula="of:=[.B124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table:formula="of:=[.B124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table:formula="of:=[.B124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" calcext:value-type="float">
            <text:p>4</text:p>
          </table:table-cell>
          <table:table-cell table:formula="of:=[.B124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formula="of:=[.B124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" calcext:value-type="float">
            <text:p>3</text:p>
          </table:table-cell>
          <table:table-cell table:formula="of:=[.B124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table:formula="of:=[.B1249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" calcext:value-type="float">
            <text:p>4</text:p>
          </table:table-cell>
          <table:table-cell table:formula="of:=[.B125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table:formula="of:=[.B125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" calcext:value-type="float">
            <text:p>4</text:p>
          </table:table-cell>
          <table:table-cell table:formula="of:=[.B125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</text:p>
          </table:table-cell>
          <table:table-cell table:formula="of:=[.B125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table:formula="of:=[.B1254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table:formula="of:=[.B125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" calcext:value-type="float">
            <text:p>4</text:p>
          </table:table-cell>
          <table:table-cell table:formula="of:=[.B125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table:formula="of:=[.B125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" calcext:value-type="float">
            <text:p>4</text:p>
          </table:table-cell>
          <table:table-cell table:formula="of:=[.B1258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table:formula="of:=[.B1259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" calcext:value-type="float">
            <text:p>4</text:p>
          </table:table-cell>
          <table:table-cell table:formula="of:=[.B126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table:formula="of:=[.B126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table:formula="of:=[.B126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table:formula="of:=[.B126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" calcext:value-type="float">
            <text:p>2</text:p>
          </table:table-cell>
          <table:table-cell table:formula="of:=[.B126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table:formula="of:=[.B126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" calcext:value-type="float">
            <text:p>3</text:p>
          </table:table-cell>
          <table:table-cell table:formula="of:=[.B126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" calcext:value-type="float">
            <text:p>2</text:p>
          </table:table-cell>
          <table:table-cell table:formula="of:=[.B1267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table:formula="of:=[.B1268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" calcext:value-type="float">
            <text:p>4</text:p>
          </table:table-cell>
          <table:table-cell table:formula="of:=[.B126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table:formula="of:=[.B1270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table:formula="of:=[.B1271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table:formula="of:=[.B1272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" calcext:value-type="float">
            <text:p>4</text:p>
          </table:table-cell>
          <table:table-cell table:formula="of:=[.B127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" calcext:value-type="float">
            <text:p>4</text:p>
          </table:table-cell>
          <table:table-cell table:formula="of:=[.B127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" calcext:value-type="float">
            <text:p>4</text:p>
          </table:table-cell>
          <table:table-cell table:formula="of:=[.B1275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table:formula="of:=[.B127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formula="of:=[.B127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table:formula="of:=[.B127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</text:p>
          </table:table-cell>
          <table:table-cell table:formula="of:=[.B127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table:formula="of:=[.B128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table:formula="of:=[.B1281] + 8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table:formula="of:=[.B1282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table:formula="of:=[.B1283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" calcext:value-type="float">
            <text:p>2</text:p>
          </table:table-cell>
          <table:table-cell table:formula="of:=[.B128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" calcext:value-type="float">
            <text:p>2</text:p>
          </table:table-cell>
          <table:table-cell table:formula="of:=[.B1285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" calcext:value-type="float">
            <text:p>3</text:p>
          </table:table-cell>
          <table:table-cell table:formula="of:=[.B128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table:formula="of:=[.B1287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" calcext:value-type="float">
            <text:p>2</text:p>
          </table:table-cell>
          <table:table-cell table:formula="of:=[.B1288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" calcext:value-type="float">
            <text:p>4</text:p>
          </table:table-cell>
          <table:table-cell table:formula="of:=[.B1289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" calcext:value-type="float">
            <text:p>2</text:p>
          </table:table-cell>
          <table:table-cell table:formula="of:=[.B1290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table:formula="of:=[.B1291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" calcext:value-type="float">
            <text:p>2</text:p>
          </table:table-cell>
          <table:table-cell table:formula="of:=[.B1292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" calcext:value-type="float">
            <text:p>2</text:p>
          </table:table-cell>
          <table:table-cell table:formula="of:=[.B129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" calcext:value-type="float">
            <text:p>3</text:p>
          </table:table-cell>
          <table:table-cell table:formula="of:=[.B1294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3" calcext:value-type="float">
            <text:p>3</text:p>
          </table:table-cell>
          <table:table-cell table:formula="of:=[.B1295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3" calcext:value-type="float">
            <text:p>3</text:p>
          </table:table-cell>
          <table:table-cell table:formula="of:=[.B1296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" calcext:value-type="float">
            <text:p>4</text:p>
          </table:table-cell>
          <table:table-cell table:formula="of:=[.B1297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formula="of:=[.B129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table:formula="of:=[.B129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" calcext:value-type="float">
            <text:p>3</text:p>
          </table:table-cell>
          <table:table-cell table:formula="of:=[.B1300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table:formula="of:=[.B1301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" calcext:value-type="float">
            <text:p>4</text:p>
          </table:table-cell>
          <table:table-cell table:formula="of:=[.B130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4" calcext:value-type="float">
            <text:p>4</text:p>
          </table:table-cell>
          <table:table-cell table:formula="of:=[.B1303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" calcext:value-type="float">
            <text:p>4</text:p>
          </table:table-cell>
          <table:table-cell table:formula="of:=[.B1304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formula="of:=[.B130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" calcext:value-type="float">
            <text:p>4</text:p>
          </table:table-cell>
          <table:table-cell table:formula="of:=[.B1306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" calcext:value-type="float">
            <text:p>3</text:p>
          </table:table-cell>
          <table:table-cell table:formula="of:=[.B1307] + 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table:formula="of:=[.B1308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formula="of:=[.B1309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" calcext:value-type="float">
            <text:p>4</text:p>
          </table:table-cell>
          <table:table-cell table:formula="of:=[.B1310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table:formula="of:=[.B1311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" calcext:value-type="float">
            <text:p>4</text:p>
          </table:table-cell>
          <table:table-cell table:formula="of:=[.B1312] + 8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" calcext:value-type="float">
            <text:p>2</text:p>
          </table:table-cell>
          <table:table-cell table:formula="of:=[.B1313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" calcext:value-type="float">
            <text:p>2</text:p>
          </table:table-cell>
          <table:table-cell table:formula="of:=[.B1314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table:formula="of:=[.B1315] + 8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" calcext:value-type="float">
            <text:p>2</text:p>
          </table:table-cell>
          <table:table-cell table:formula="of:=[.B1316] + 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" calcext:value-type="float">
            <text:p>2</text:p>
          </table:table-cell>
          <table:table-cell table:formula="of:=[.B1317] + 8" office:value-type="float" office:value="10" calcext:value-type="float">
            <text:p>1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8:48:57.8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22:29:18.373000000</meta:creation-date>
    <meta:generator>LibreOffice/7.3.3.2$Windows_X86_64 LibreOffice_project/d1d0ea68f081ee2800a922cac8f79445e4603348</meta:generator>
    <dc:date>2022-05-11T11:52:14.241000000</dc:date>
    <meta:editing-duration>PT2H27M28S</meta:editing-duration>
    <meta:editing-cycles>5</meta:editing-cycles>
    <meta:document-statistic meta:table-count="1" meta:cell-count="3951" meta:object-count="0"/>
  </office:meta>
</office:document-meta>
</file>